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3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7" style:family="text">
      <style:text-properties fo:font-weight="bold"/>
    </style:style>
    <style:style style:name="T8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move Smallest</text:p>
      <text:p text:style-name="P4">time limit per test</text:p>
      <text:p text:style-name="P5">1 second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7">You are given the array <text:bookmark text:name="MathJax-Element-1-Frame"/><text:bookmark text:name="MathJax-Span-1"/><text:bookmark text:name="MathJax-Span-2"/><text:bookmark text:name="MathJax-Span-3"/><text:span text:style-name="T1">a</text:span><text:span text:style-name="T3">�</text:span> consisting of <text:bookmark text:name="MathJax-Element-2-Frame"/><text:bookmark text:name="MathJax-Span-4"/><text:bookmark text:name="MathJax-Span-5"/><text:bookmark text:name="MathJax-Span-6"/><text:span text:style-name="T1">n</text:span><text:span text:style-name="T3">�</text:span> positive (greater than zero) integers.</text:p>
      <text:p text:style-name="P7">In one move, you can choose two indices <text:bookmark text:name="MathJax-Element-3-Frame"/><text:bookmark text:name="MathJax-Span-7"/><text:bookmark text:name="MathJax-Span-8"/><text:bookmark text:name="MathJax-Span-9"/><text:span text:style-name="T1">i</text:span><text:span text:style-name="T3">�</text:span> and <text:bookmark text:name="MathJax-Element-4-Frame"/><text:bookmark text:name="MathJax-Span-10"/><text:bookmark text:name="MathJax-Span-11"/><text:bookmark text:name="MathJax-Span-12"/><text:span text:style-name="T1">j</text:span><text:span text:style-name="T3">�</text:span> (<text:bookmark text:name="MathJax-Element-5-Frame"/><text:bookmark text:name="MathJax-Span-13"/><text:bookmark text:name="MathJax-Span-14"/><text:bookmark text:name="MathJax-Span-15"/><text:span text:style-name="T1">i</text:span><text:bookmark text:name="MathJax-Span-16"/><text:span text:style-name="T4">≠</text:span><text:bookmark text:name="MathJax-Span-17"/><text:span text:style-name="T1">j</text:span><text:span text:style-name="T3">�≠�</text:span>) such that the absolute difference between <text:bookmark text:name="MathJax-Element-6-Frame"/><text:bookmark text:name="MathJax-Span-18"/><text:bookmark text:name="MathJax-Span-19"/><text:bookmark text:name="MathJax-Span-20"/><text:bookmark text:name="MathJax-Span-21"/><text:span text:style-name="T1">a</text:span><text:bookmark text:name="MathJax-Span-22"/><text:span text:style-name="T2">i</text:span><text:span text:style-name="T3">��</text:span> and <text:bookmark text:name="MathJax-Element-7-Frame"/><text:bookmark text:name="MathJax-Span-23"/><text:bookmark text:name="MathJax-Span-24"/><text:bookmark text:name="MathJax-Span-25"/><text:bookmark text:name="MathJax-Span-26"/><text:span text:style-name="T1">a</text:span><text:bookmark text:name="MathJax-Span-27"/><text:span text:style-name="T2">j</text:span><text:span text:style-name="T3">��</text:span> is no more than one (<text:bookmark text:name="MathJax-Element-8-Frame"/><text:bookmark text:name="MathJax-Span-28"/><text:bookmark text:name="MathJax-Span-29"/><text:bookmark text:name="MathJax-Span-30"/><text:bookmark text:name="MathJax-Span-31"/><text:bookmark text:name="MathJax-Span-32"/><text:span text:style-name="T5">|</text:span><text:bookmark text:name="MathJax-Span-33"/><text:bookmark text:name="MathJax-Span-34"/><text:span text:style-name="T1">a</text:span><text:bookmark text:name="MathJax-Span-35"/><text:span text:style-name="T2">i</text:span><text:bookmark text:name="MathJax-Span-36"/><text:span text:style-name="T4">−</text:span><text:bookmark text:name="MathJax-Span-37"/><text:bookmark text:name="MathJax-Span-38"/><text:span text:style-name="T1">a</text:span><text:bookmark text:name="MathJax-Span-39"/><text:span text:style-name="T2">j</text:span><text:bookmark text:name="MathJax-Span-40"/><text:bookmark text:name="MathJax-Span-41"/><text:bookmark text:name="MathJax-Span-42"/><text:span text:style-name="T5">|</text:span><text:bookmark text:name="MathJax-Span-43"/><text:span text:style-name="T4">≤</text:span><text:bookmark text:name="MathJax-Span-44"/><text:span text:style-name="T5">1</text:span><text:span text:style-name="T3">|��−��|≤1</text:span>) and remove the smallest of these two elements. If two elements are equal, you can remove any of them (but exactly one).</text:p>
      <text:p text:style-name="P9">Your task is to find if it is possible to obtain the array consisting of <text:span text:style-name="T7">only one element</text:span> using several (possibly, zero) such moves or not.</text:p>
      <text:p text:style-name="P7">You have to answer <text:bookmark text:name="MathJax-Element-9-Frame"/><text:bookmark text:name="MathJax-Span-45"/><text:bookmark text:name="MathJax-Span-46"/><text:bookmark text:name="MathJax-Span-47"/><text:span text:style-name="T1">t</text:span><text:span text:style-name="T3">�</text:span> independent test cases.</text:p>
      <text:p text:style-name="P11">Input</text:p>
      <text:p text:style-name="P7">The first line of the input contains one integer <text:bookmark text:name="MathJax-Element-10-Frame"/><text:bookmark text:name="MathJax-Span-48"/><text:bookmark text:name="MathJax-Span-49"/><text:bookmark text:name="MathJax-Span-50"/><text:span text:style-name="T1">t</text:span><text:span text:style-name="T3">�</text:span> (<text:bookmark text:name="MathJax-Element-11-Frame"/><text:bookmark text:name="MathJax-Span-51"/><text:bookmark text:name="MathJax-Span-52"/><text:bookmark text:name="MathJax-Span-53"/><text:span text:style-name="T5">1</text:span><text:bookmark text:name="MathJax-Span-54"/><text:span text:style-name="T4">≤</text:span><text:bookmark text:name="MathJax-Span-55"/><text:span text:style-name="T1">t</text:span><text:bookmark text:name="MathJax-Span-56"/><text:span text:style-name="T4">≤</text:span><text:bookmark text:name="MathJax-Span-57"/><text:span text:style-name="T5">1000</text:span><text:span text:style-name="T3">1≤�≤1000</text:span>) — the number of test cases. Then <text:bookmark text:name="MathJax-Element-12-Frame"/><text:bookmark text:name="MathJax-Span-58"/><text:bookmark text:name="MathJax-Span-59"/><text:bookmark text:name="MathJax-Span-60"/><text:span text:style-name="T1">t</text:span><text:span text:style-name="T3">�</text:span> test cases follow.</text:p>
      <text:p text:style-name="P7">The first line of the test case contains one integer <text:bookmark text:name="MathJax-Element-13-Frame"/><text:bookmark text:name="MathJax-Span-61"/><text:bookmark text:name="MathJax-Span-62"/><text:bookmark text:name="MathJax-Span-63"/><text:span text:style-name="T1">n</text:span><text:span text:style-name="T3">�</text:span> (<text:bookmark text:name="MathJax-Element-14-Frame"/><text:bookmark text:name="MathJax-Span-64"/><text:bookmark text:name="MathJax-Span-65"/><text:bookmark text:name="MathJax-Span-66"/><text:span text:style-name="T5">1</text:span><text:bookmark text:name="MathJax-Span-67"/><text:span text:style-name="T4">≤</text:span><text:bookmark text:name="MathJax-Span-68"/><text:span text:style-name="T1">n</text:span><text:bookmark text:name="MathJax-Span-69"/><text:span text:style-name="T4">≤</text:span><text:bookmark text:name="MathJax-Span-70"/><text:span text:style-name="T5">50</text:span><text:span text:style-name="T3">1≤�≤50</text:span>) — the length of <text:bookmark text:name="MathJax-Element-15-Frame"/><text:bookmark text:name="MathJax-Span-71"/><text:bookmark text:name="MathJax-Span-72"/><text:bookmark text:name="MathJax-Span-73"/><text:span text:style-name="T1">a</text:span><text:span text:style-name="T3">�</text:span>. The second line of the test case contains <text:bookmark text:name="MathJax-Element-16-Frame"/><text:bookmark text:name="MathJax-Span-74"/><text:bookmark text:name="MathJax-Span-75"/><text:bookmark text:name="MathJax-Span-76"/><text:span text:style-name="T1">n</text:span><text:span text:style-name="T3">�</text:span> integers <text:bookmark text:name="MathJax-Element-17-Frame"/><text:bookmark text:name="MathJax-Span-77"/><text:bookmark text:name="MathJax-Span-78"/><text:bookmark text:name="MathJax-Span-79"/><text:bookmark text:name="MathJax-Span-80"/><text:span text:style-name="T1">a</text:span><text:bookmark text:name="MathJax-Span-81"/><text:span text:style-name="T6">1</text:span><text:bookmark text:name="MathJax-Span-82"/><text:span text:style-name="T5">,</text:span><text:bookmark text:name="MathJax-Span-83"/><text:bookmark text:name="MathJax-Span-84"/><text:span text:style-name="T1">a</text:span><text:bookmark text:name="MathJax-Span-85"/><text:span text:style-name="T6">2</text:span><text:bookmark text:name="MathJax-Span-86"/><text:span text:style-name="T5">,</text:span><text:bookmark text:name="MathJax-Span-87"/><text:span text:style-name="T4">…</text:span><text:bookmark text:name="MathJax-Span-88"/><text:span text:style-name="T5">,</text:span><text:bookmark text:name="MathJax-Span-89"/><text:bookmark text:name="MathJax-Span-90"/><text:span text:style-name="T1">a</text:span><text:bookmark text:name="MathJax-Span-91"/><text:span text:style-name="T2">n</text:span><text:span text:style-name="T3">�1,�2,…,��</text:span> (<text:bookmark text:name="MathJax-Element-18-Frame"/><text:bookmark text:name="MathJax-Span-92"/><text:bookmark text:name="MathJax-Span-93"/><text:bookmark text:name="MathJax-Span-94"/><text:span text:style-name="T5">1</text:span><text:bookmark text:name="MathJax-Span-95"/><text:span text:style-name="T4">≤</text:span><text:bookmark text:name="MathJax-Span-96"/><text:bookmark text:name="MathJax-Span-97"/><text:span text:style-name="T1">a</text:span><text:bookmark text:name="MathJax-Span-98"/><text:span text:style-name="T2">i</text:span><text:bookmark text:name="MathJax-Span-99"/><text:span text:style-name="T4">≤</text:span><text:bookmark text:name="MathJax-Span-100"/><text:span text:style-name="T5">100</text:span><text:span text:style-name="T3">1≤��≤100</text:span>), where <text:bookmark text:name="MathJax-Element-19-Frame"/><text:bookmark text:name="MathJax-Span-101"/><text:bookmark text:name="MathJax-Span-102"/><text:bookmark text:name="MathJax-Span-103"/><text:bookmark text:name="MathJax-Span-104"/><text:span text:style-name="T1">a</text:span><text:bookmark text:name="MathJax-Span-105"/><text:span text:style-name="T2">i</text:span><text:span text:style-name="T3">��</text:span> is the <text:bookmark text:name="MathJax-Element-20-Frame"/><text:bookmark text:name="MathJax-Span-106"/><text:bookmark text:name="MathJax-Span-107"/><text:bookmark text:name="MathJax-Span-108"/><text:span text:style-name="T1">i</text:span><text:span text:style-name="T3">�</text:span>-th element of <text:bookmark text:name="MathJax-Element-21-Frame"/><text:bookmark text:name="MathJax-Span-109"/><text:bookmark text:name="MathJax-Span-110"/><text:bookmark text:name="MathJax-Span-111"/><text:span text:style-name="T1">a</text:span><text:span text:style-name="T3">�</text:span>.</text:p>
      <text:p text:style-name="P11">Output</text:p>
      <text:p text:style-name="P9">For each test case, print the answer: "<text:span text:style-name="T8">YES</text:span>" if it is possible to obtain the array consisting of <text:span text:style-name="T7">only one element</text:span> using several (possibly, zero) moves described in the problem statement, or "<text:span text:style-name="T8">NO</text:span>" otherwise.</text:p>
      <text:p text:style-name="P10">Example</text:p>
      <text:p text:style-name="P12">input</text:p>
      <text:section text:style-name="Sect1" text:name="id004245883205265992">
        <text:p text:style-name="P13">Copy</text:p>
      </text:section>
      <text:p text:style-name="P1"><text:bookmark text:name="id0002329913894033253"/>5</text:p>
      <text:p text:style-name="P2">3</text:p>
      <text:p text:style-name="P2">1 2 2</text:p>
      <text:p text:style-name="P2">4</text:p>
      <text:p text:style-name="P2">5 5 5 5</text:p>
      <text:p text:style-name="P2">3</text:p>
      <text:p text:style-name="P2">1 2 4</text:p>
      <text:p text:style-name="P2">4</text:p>
      <text:p text:style-name="P2">1 3 4 4</text:p>
      <text:p text:style-name="P2">1</text:p>
      <text:p text:style-name="P2">100</text:p>
      <text:p text:style-name="P12">output</text:p>
      <text:section text:style-name="Sect1" text:name="id00049544043663972914">
        <text:p text:style-name="P13">Copy</text:p>
      </text:section>
      <text:p text:style-name="P1"><text:bookmark text:name="id009355574281793999"/>YES</text:p>
      <text:p text:style-name="P2">YES</text:p>
      <text:p text:style-name="P2">NO</text:p>
      <text:p text:style-name="P2">NO</text:p>
      <text:p text:style-name="P2">YES</text:p>
      <text:p text:style-name="P11">Note</text:p>
      <text:p text:style-name="P9">In the first test case of the example, we can perform the following sequence of moves:</text:p>
      <text:list xml:id="list3913174376" text:style-name="L1">
        <text:list-item>
          <text:p text:style-name="P8">choose <text:bookmark text:name="MathJax-Element-22-Frame"/><text:bookmark text:name="MathJax-Span-112"/><text:bookmark text:name="MathJax-Span-113"/><text:bookmark text:name="MathJax-Span-114"/><text:span text:style-name="T1">i</text:span><text:bookmark text:name="MathJax-Span-115"/><text:span text:style-name="T5">=</text:span><text:bookmark text:name="MathJax-Span-116"/><text:span text:style-name="T5">1</text:span><text:span text:style-name="T3">�=1</text:span> and <text:bookmark text:name="MathJax-Element-23-Frame"/><text:bookmark text:name="MathJax-Span-117"/><text:bookmark text:name="MathJax-Span-118"/><text:bookmark text:name="MathJax-Span-119"/><text:span text:style-name="T1">j</text:span><text:bookmark text:name="MathJax-Span-120"/><text:span text:style-name="T5">=</text:span><text:bookmark text:name="MathJax-Span-121"/><text:span text:style-name="T5">3</text:span><text:span text:style-name="T3">�=3</text:span> and remove <text:bookmark text:name="MathJax-Element-24-Frame"/><text:bookmark text:name="MathJax-Span-122"/><text:bookmark text:name="MathJax-Span-123"/><text:bookmark text:name="MathJax-Span-124"/><text:bookmark text:name="MathJax-Span-125"/><text:span text:style-name="T1">a</text:span><text:bookmark text:name="MathJax-Span-126"/><text:span text:style-name="T2">i</text:span><text:span text:style-name="T3">��</text:span> (so <text:bookmark text:name="MathJax-Element-25-Frame"/><text:bookmark text:name="MathJax-Span-127"/><text:bookmark text:name="MathJax-Span-128"/><text:bookmark text:name="MathJax-Span-129"/><text:span text:style-name="T1">a</text:span><text:span text:style-name="T3">�</text:span> becomes <text:bookmark text:name="MathJax-Element-26-Frame"/><text:bookmark text:name="MathJax-Span-130"/><text:bookmark text:name="MathJax-Span-131"/><text:bookmark text:name="MathJax-Span-132"/><text:span text:style-name="T5">[</text:span><text:bookmark text:name="MathJax-Span-133"/><text:span text:style-name="T5">2</text:span><text:bookmark text:name="MathJax-Span-134"/><text:span text:style-name="T5">;</text:span><text:bookmark text:name="MathJax-Span-135"/><text:span text:style-name="T5">2</text:span><text:bookmark text:name="MathJax-Span-136"/><text:span text:style-name="T5">]</text:span><text:span text:style-name="T3">[2;2]</text:span>);</text:p>
        </text:list-item>
        <text:list-item>
          <text:p text:style-name="P8">choose <text:bookmark text:name="MathJax-Element-27-Frame"/><text:bookmark text:name="MathJax-Span-137"/><text:bookmark text:name="MathJax-Span-138"/><text:bookmark text:name="MathJax-Span-139"/><text:span text:style-name="T1">i</text:span><text:bookmark text:name="MathJax-Span-140"/><text:span text:style-name="T5">=</text:span><text:bookmark text:name="MathJax-Span-141"/><text:span text:style-name="T5">1</text:span><text:span text:style-name="T3">�=1</text:span> and <text:bookmark text:name="MathJax-Element-28-Frame"/><text:bookmark text:name="MathJax-Span-142"/><text:bookmark text:name="MathJax-Span-143"/><text:bookmark text:name="MathJax-Span-144"/><text:span text:style-name="T1">j</text:span><text:bookmark text:name="MathJax-Span-145"/><text:span text:style-name="T5">=</text:span><text:bookmark text:name="MathJax-Span-146"/><text:span text:style-name="T5">2</text:span><text:span text:style-name="T3">�=2</text:span> and remove <text:bookmark text:name="MathJax-Element-29-Frame"/><text:bookmark text:name="MathJax-Span-147"/><text:bookmark text:name="MathJax-Span-148"/><text:bookmark text:name="MathJax-Span-149"/><text:bookmark text:name="MathJax-Span-150"/><text:span text:style-name="T1">a</text:span><text:bookmark text:name="MathJax-Span-151"/><text:span text:style-name="T2">j</text:span><text:span text:style-name="T3">��</text:span> (so <text:bookmark text:name="MathJax-Element-30-Frame"/><text:bookmark text:name="MathJax-Span-152"/><text:bookmark text:name="MathJax-Span-153"/><text:bookmark text:name="MathJax-Span-154"/><text:span text:style-name="T1">a</text:span><text:span text:style-name="T3">�</text:span> becomes <text:bookmark text:name="MathJax-Element-31-Frame"/><text:bookmark text:name="MathJax-Span-155"/><text:bookmark text:name="MathJax-Span-156"/><text:bookmark text:name="MathJax-Span-157"/><text:span text:style-name="T5">[</text:span><text:bookmark text:name="MathJax-Span-158"/><text:span text:style-name="T5">2</text:span><text:bookmark text:name="MathJax-Span-159"/><text:span text:style-name="T5">]</text:span><text:span text:style-name="T3">[2]</text:span>).</text:p>
        </text:list-item>
      </text:list>
      <text:p text:style-name="P7">In the second test case of the example, we can choose any possible <text:bookmark text:name="MathJax-Element-32-Frame"/><text:bookmark text:name="MathJax-Span-160"/><text:bookmark text:name="MathJax-Span-161"/><text:bookmark text:name="MathJax-Span-162"/><text:span text:style-name="T1">i</text:span><text:span text:style-name="T3">�</text:span> and <text:bookmark text:name="MathJax-Element-33-Frame"/><text:bookmark text:name="MathJax-Span-163"/><text:bookmark text:name="MathJax-Span-164"/><text:bookmark text:name="MathJax-Span-165"/><text:span text:style-name="T1">j</text:span><text:span text:style-name="T3">�</text:span> any move and it doesn't matter which element we remove.</text:p>
      <text:p text:style-name="P7">In the third test case of the example, there is no way to get rid of <text:bookmark text:name="MathJax-Element-34-Frame"/><text:bookmark text:name="MathJax-Span-166"/><text:bookmark text:name="MathJax-Span-167"/><text:bookmark text:name="MathJax-Span-168"/><text:span text:style-name="T5">2</text:span><text:span text:style-name="T3">2</text:span> and <text:bookmark text:name="MathJax-Element-35-Frame"/><text:bookmark text:name="MathJax-Span-169"/><text:bookmark text:name="MathJax-Span-170"/><text:bookmark text:name="MathJax-Span-171"/><text:span text:style-name="T5">4</text:span><text:span text:style-name="T3">4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3T11:05:00.290000000</dc:date>
    <meta:editing-duration>PT32S</meta:editing-duration>
    <meta:editing-cycles>1</meta:editing-cycles>
    <meta:document-statistic meta:table-count="0" meta:image-count="0" meta:object-count="0" meta:page-count="1" meta:paragraph-count="45" meta:word-count="327" meta:character-count="1728" meta:non-whitespace-character-count="1446"/>
    <meta:generator>LibreOffice/7.2.2.2$Windows_X86_64 LibreOffice_project/02b2acce88a210515b4a5bb2e46cbfb63fe97d56</meta:generator>
  </office:meta>
</office:document-meta>
</file>